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8cm" svg:stroke-color="#808080"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2"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37cm" fo:min-width="13.87cm" fo:padding-top="0.053cm" fo:padding-bottom="0.053cm" fo:padding-left="0.053cm" fo:padding-right="0.053cm"/>
    </style:style>
    <style:style style:name="gr3" style:family="graphic" style:parent-style-name="standard">
      <style:graphic-properties draw:stroke="none" draw:fill="none" draw:textarea-horizontal-align="justify" draw:textarea-vertical-align="top" draw:auto-grow-height="false" fo:min-height="15.882cm" fo:min-width="24.982cm"/>
    </style:style>
    <style:style style:name="gr4"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2.232cm" fo:min-width="4.332cm" fo:padding-top="0.04cm" fo:padding-bottom="0.04cm" fo:padding-left="0.04cm" fo:padding-right="0.04cm"/>
    </style:style>
    <style:style style:name="gr5" style:family="graphic" style:parent-style-name="standard">
      <style:graphic-properties svg:stroke-width="0.028cm" svg:stroke-color="#666666"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6"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444cm" fo:min-width="2.844cm" fo:padding-top="0.026cm" fo:padding-bottom="0.026cm" fo:padding-left="0.026cm" fo:padding-right="0.026cm"/>
    </style:style>
    <style:style style:name="gr7"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7.5cm" fo:min-width="3.7cm" fo:padding-top="0.026cm" fo:padding-bottom="0.026cm" fo:padding-left="0.026cm" fo:padding-right="0.026cm"/>
    </style:style>
    <style:style style:name="gr8" style:family="graphic" style:parent-style-name="objectwithoutfill">
      <style:graphic-properties draw:stroke="solid" draw:marker-end="Arrow" draw:marker-end-width="0.3cm" draw:fill="none" draw:textarea-vertical-align="middle"/>
    </style:style>
    <style:style style:name="gr9" style:family="graphic" style:parent-style-name="objectwithoutfill">
      <style:graphic-properties draw:stroke="solid" svg:stroke-width="0.053cm" draw:marker-start-width="0.279cm" draw:marker-end="Arrow" draw:marker-end-width="0.379cm" draw:fill="none" draw:textarea-vertical-align="middle" fo:padding-top="0.026cm" fo:padding-bottom="0.026cm" fo:padding-left="0.026cm" fo:padding-right="0.026cm"/>
    </style:style>
    <style:style style:name="gr10"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392cm" fo:min-width="2.792cm" fo:padding-top="0.026cm" fo:padding-bottom="0.026cm" fo:padding-left="0.026cm" fo:padding-right="0.026cm"/>
    </style:style>
    <style:style style:name="gr11"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7.04cm" fo:min-width="25.74cm" fo:padding-top="0.053cm" fo:padding-bottom="0.053cm" fo:padding-left="0.053cm" fo:padding-right="0.053cm"/>
    </style:style>
    <style:style style:name="gr1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364cm" fo:min-width="11.764cm" fo:padding-top="0.04cm" fo:padding-bottom="0.04cm" fo:padding-left="0.04cm" fo:padding-right="0.04cm"/>
    </style:style>
    <style:style style:name="gr1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4.122cm" fo:min-width="11.922cm" fo:padding-top="0.04cm" fo:padding-bottom="0.04cm" fo:padding-left="0.04cm" fo:padding-right="0.04cm"/>
    </style:style>
    <style:style style:name="gr1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94cm" fo:min-width="4.794cm" fo:padding-top="0.04cm" fo:padding-bottom="0.04cm" fo:padding-left="0.04cm" fo:padding-right="0.04cm"/>
    </style:style>
    <style:style style:name="gr1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6.094cm" fo:padding-top="0.04cm" fo:padding-bottom="0.04cm" fo:padding-left="0.04cm" fo:padding-right="0.04cm"/>
    </style:style>
    <style:style style:name="gr1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5.336cm" fo:min-width="6.036cm" fo:padding-top="0.04cm" fo:padding-bottom="0.04cm" fo:padding-left="0.04cm" fo:padding-right="0.04cm"/>
    </style:style>
    <style:style style:name="gr1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36cm" fo:min-width="5.336cm" fo:padding-top="0.04cm" fo:padding-bottom="0.04cm" fo:padding-left="0.04cm" fo:padding-right="0.04cm"/>
    </style:style>
    <style:style style:name="gr1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184cm" fo:min-width="5.984cm" fo:padding-top="0.04cm" fo:padding-bottom="0.04cm" fo:padding-left="0.04cm" fo:padding-right="0.04cm"/>
    </style:style>
    <style:style style:name="gr19"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212cm" fo:padding-top="0.026cm" fo:padding-bottom="0.026cm" fo:padding-left="0.026cm" fo:padding-right="0.026cm"/>
    </style:style>
    <style:style style:name="gr2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3.014cm" fo:padding-top="0.026cm" fo:padding-bottom="0.026cm" fo:padding-left="0.026cm" fo:padding-right="0.026cm"/>
    </style:style>
    <style:style style:name="gr2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3.014cm" fo:padding-top="0.026cm" fo:padding-bottom="0.026cm" fo:padding-left="0.026cm" fo:padding-right="0.026cm"/>
    </style:style>
    <style:style style:name="gr2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8.225cm" fo:min-width="3.892cm" fo:padding-top="0.04cm" fo:padding-bottom="0.04cm" fo:padding-left="0.04cm" fo:padding-right="0.04cm"/>
    </style:style>
    <style:style style:name="gr2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816cm" fo:min-width="4.216cm" fo:padding-top="0.04cm" fo:padding-bottom="0.04cm" fo:padding-left="0.04cm" fo:padding-right="0.04cm"/>
    </style:style>
    <style:style style:name="gr2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906cm" fo:min-width="4.206cm" fo:padding-top="0.04cm" fo:padding-bottom="0.04cm" fo:padding-left="0.04cm" fo:padding-right="0.04cm"/>
    </style:style>
    <style:style style:name="gr25"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style:style>
    <style:style style:name="gr26"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draw:shadow="visible"/>
    </style:style>
    <style:style style:name="gr27" style:family="graphic" style:parent-style-name="standard">
      <style:graphic-properties draw:stroke="solid" draw:fill-color="#780373" draw:textarea-horizontal-align="justify" draw:textarea-vertical-align="middle" draw:auto-grow-height="false" fo:min-height="0.5cm" fo:min-width="1.602cm"/>
    </style:style>
    <style:style style:name="gr2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96cm" fo:min-width="13.096cm" fo:padding-top="0.04cm" fo:padding-bottom="0.04cm" fo:padding-left="0.04cm" fo:padding-right="0.04cm"/>
    </style:style>
    <style:style style:name="gr29"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062cm" fo:min-width="4.162cm" fo:padding-top="0.04cm" fo:padding-bottom="0.04cm" fo:padding-left="0.04cm" fo:padding-right="0.04cm"/>
    </style:style>
    <style:style style:name="gr3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3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2.662cm" fo:padding-top="0.026cm" fo:padding-bottom="0.026cm" fo:padding-left="0.026cm" fo:padding-right="0.02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764cm" fo:min-width="1.619cm" fo:padding-top="0.04cm" fo:padding-bottom="0.04cm" fo:padding-left="0.04cm" fo:padding-right="0.04cm" fo:wrap-option="no-wrap"/>
    </style:style>
    <style:style style:name="gr3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0.573cm" fo:min-width="3.44cm" fo:padding-top="0.04cm" fo:padding-bottom="0.04cm" fo:padding-left="0.04cm" fo:padding-right="0.04cm"/>
    </style:style>
    <style:style style:name="gr3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2.18cm" fo:min-width="3.08cm" fo:padding-top="0.04cm" fo:padding-bottom="0.04cm" fo:padding-left="0.04cm" fo:padding-right="0.04cm"/>
    </style:style>
    <style:style style:name="gr36" style:family="graphic" style:parent-style-name="standard">
      <style:graphic-properties draw:stroke="solid" svg:stroke-width="0.081cm" draw:marker-start-width="0.321cm" draw:marker-end-width="0.321cm" draw:fill-color="#2a6099" draw:textarea-horizontal-align="justify" draw:textarea-vertical-align="middle" draw:auto-grow-height="false" fo:min-height="0.764cm" fo:min-width="1.619cm" fo:padding-top="0.04cm" fo:padding-bottom="0.04cm" fo:padding-left="0.04cm" fo:padding-right="0.04cm" fo:wrap-option="no-wrap"/>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3.576cm" fo:min-width="2.476cm" fo:padding-top="0.026cm" fo:padding-bottom="0.026cm" fo:padding-left="0.026cm" fo:padding-right="0.026cm"/>
    </style:style>
    <style:style style:name="gr3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664cm" fo:min-width="2.564cm" fo:padding-top="0.026cm" fo:padding-bottom="0.026cm" fo:padding-left="0.026cm" fo:padding-right="0.026cm"/>
    </style:style>
    <style:style style:name="gr4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4.87cm" fo:min-width="3.17cm" fo:padding-top="0.04cm" fo:padding-bottom="0.04cm" fo:padding-left="0.04cm" fo:padding-right="0.04cm"/>
    </style:style>
    <style:style style:name="gr4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514cm" fo:min-width="2cm" fo:padding-top="0.026cm" fo:padding-bottom="0.026cm" fo:padding-left="0.026cm" fo:padding-right="0.026cm"/>
    </style:style>
    <style:style style:name="gr4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4.894cm" fo:padding-top="0.04cm" fo:padding-bottom="0.04cm" fo:padding-left="0.04cm" fo:padding-right="0.04cm"/>
    </style:style>
    <style:style style:name="gr43" style:family="graphic" style:parent-style-name="standard">
      <style:graphic-properties draw:stroke="none" draw:fill="none" fo:min-height="0.713cm" fo:min-width="1.942cm"/>
    </style:style>
    <style:style style:name="gr4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262cm" fo:min-width="24.262cm" fo:padding-top="0.04cm" fo:padding-bottom="0.04cm" fo:padding-left="0.04cm" fo:padding-right="0.04cm"/>
    </style:style>
    <style:style style:name="gr45" style:family="graphic" style:parent-style-name="standard">
      <style:graphic-properties draw:stroke="solid" svg:stroke-width="0.053cm" draw:marker-start-width="0.279cm" draw:marker-end-width="0.279cm" draw:fill="none" draw:fill-color="#0167b8" draw:textarea-horizontal-align="justify" draw:textarea-vertical-align="middle" draw:auto-grow-height="false" fo:min-height="2.114cm" fo:min-width="17.514cm" fo:padding-top="0.026cm" fo:padding-bottom="0.026cm" fo:padding-left="0.026cm" fo:padding-right="0.026cm" draw:shadow="hidden"/>
    </style:style>
    <style:style style:name="gr46"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664cm" fo:min-width="4.664cm" fo:padding-top="0.026cm" fo:padding-bottom="0.026cm" fo:padding-left="0.026cm" fo:padding-right="0.026cm" draw:shadow="hidden"/>
    </style:style>
    <style:style style:name="gr47" style:family="graphic" style:parent-style-name="standard">
      <style:graphic-properties draw:stroke="solid" svg:stroke-width="0.053cm" draw:marker-start-width="0.279cm" draw:marker-end-width="0.279cm" draw:fill-color="#0167b8" draw:textarea-horizontal-align="justify" draw:textarea-vertical-align="bottom" draw:auto-grow-height="false" fo:min-height="1.664cm" fo:min-width="4.664cm" fo:padding-top="0.026cm" fo:padding-bottom="0.026cm" fo:padding-left="0.026cm" fo:padding-right="0.026cm" draw:shadow="hidden"/>
    </style:style>
    <style:style style:name="gr4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9.238cm" fo:min-width="3.738cm" fo:padding-top="0.026cm" fo:padding-bottom="0.026cm" fo:padding-left="0.026cm" fo:padding-right="0.026cm" draw:shadow="visible"/>
    </style:style>
    <style:style style:name="gr49"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8.77cm" fo:min-width="4.37cm" fo:padding-top="0.026cm" fo:padding-bottom="0.026cm" fo:padding-left="0.026cm" fo:padding-right="0.026cm" draw:shadow="visible"/>
    </style:style>
    <style:style style:name="gr5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7.67cm" fo:min-width="4.37cm" fo:padding-top="0.026cm" fo:padding-bottom="0.026cm" fo:padding-left="0.026cm" fo:padding-right="0.026cm" draw:shadow="visible"/>
    </style:style>
    <style:style style:name="gr51"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82cm" fo:padding-top="0.026cm" fo:padding-bottom="0.026cm" fo:padding-left="0.026cm" fo:padding-right="0.026cm" draw:shadow="visible"/>
    </style:style>
    <style:style style:name="gr52"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98cm" fo:min-width="2.848cm" fo:padding-top="0.026cm" fo:padding-bottom="0.026cm" fo:padding-left="0.026cm" fo:padding-right="0.026cm" draw:shadow="visible"/>
    </style:style>
    <style:style style:name="gr53" style:family="graphic" style:parent-style-name="standard">
      <style:graphic-properties draw:stroke="solid" svg:stroke-width="0.053cm" draw:marker-start-width="0.279cm" draw:marker-end-width="0.279cm" draw:fill-color="#8dd6f9" draw:textarea-horizontal-align="justify" draw:textarea-vertical-align="middle" draw:auto-grow-height="false" fo:min-height="1.212cm" fo:min-width="3.212cm" fo:padding-top="0.026cm" fo:padding-bottom="0.026cm" fo:padding-left="0.026cm" fo:padding-right="0.026cm" draw:shadow="visible"/>
    </style:style>
    <style:style style:name="gr54" style:family="graphic" style:parent-style-name="standard">
      <style:graphic-properties draw:fill-color="#00a933" draw:textarea-horizontal-align="justify" draw:textarea-vertical-align="middle" draw:auto-grow-height="false" fo:min-height="1.626cm" fo:min-width="3.926cm" draw:shadow="visible"/>
    </style:style>
    <style:style style:name="gr55" style:family="graphic" style:parent-style-name="standard">
      <style:graphic-properties draw:stroke="solid" svg:stroke-width="0.053cm" draw:marker-start-width="0.279cm" draw:marker-end-width="0.279cm" draw:fill="none" draw:fill-color="#0167b8" draw:textarea-horizontal-align="justify" draw:textarea-vertical-align="top" draw:auto-grow-height="false" fo:min-height="5.904cm" fo:min-width="6.104cm" fo:padding-top="0.026cm" fo:padding-bottom="0.026cm" fo:padding-left="0.026cm" fo:padding-right="0.026cm" draw:shadow="hidden"/>
    </style:style>
    <style:style style:name="gr56"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26cm" fo:min-width="2.918cm" fo:padding-top="0.026cm" fo:padding-bottom="0.026cm" fo:padding-left="0.026cm" fo:padding-right="0.026cm" draw:shadow="visible"/>
    </style:style>
    <style:style style:name="gr57"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1.38cm" fo:min-width="21.579cm" fo:padding-top="0.04cm" fo:padding-bottom="0.04cm" fo:padding-left="0.04cm" fo:padding-right="0.04cm"/>
    </style:style>
    <style:style style:name="gr58"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2.204cm" fo:min-width="18.804cm" fo:padding-top="0.026cm" fo:padding-bottom="0.026cm" fo:padding-left="0.026cm" fo:padding-right="0.026cm"/>
    </style:style>
    <style:style style:name="gr5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5.994cm" fo:min-width="8.894cm" fo:padding-top="0.026cm" fo:padding-bottom="0.026cm" fo:padding-left="0.026cm" fo:padding-right="0.026cm"/>
    </style:style>
    <style:style style:name="gr6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5.904cm" fo:min-width="7.604cm" fo:padding-top="0.026cm" fo:padding-bottom="0.026cm" fo:padding-left="0.026cm" fo:padding-right="0.026cm" draw:shadow="hidden"/>
    </style:style>
    <style:style style:name="gr61"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6.252cm" fo:min-width="25.854cm" fo:padding-top="0.04cm" fo:padding-bottom="0.04cm" fo:padding-left="0.04cm" fo:padding-right="0.04cm"/>
    </style:style>
    <style:style style:name="gr6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6.084cm" fo:min-width="11.684cm" fo:padding-top="0.026cm" fo:padding-bottom="0.026cm" fo:padding-left="0.026cm" fo:padding-right="0.026cm"/>
    </style:style>
    <style:style style:name="gr6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3.292cm" fo:min-width="5.092cm" fo:padding-top="0.026cm" fo:padding-bottom="0.026cm" fo:padding-left="0.026cm" fo:padding-right="0.026cm"/>
    </style:style>
    <style:style style:name="gr64"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13.192cm" fo:min-width="5.092cm" fo:padding-top="0.026cm" fo:padding-bottom="0.026cm" fo:padding-left="0.026cm" fo:padding-right="0.026cm" draw:shadow="hidden"/>
    </style:style>
    <style:style style:name="gr65"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938cm" fo:min-width="2.494cm" fo:padding-top="0.026cm" fo:padding-bottom="0.026cm" fo:padding-left="0.026cm" fo:padding-right="0.026cm" draw:shadow="visible"/>
    </style:style>
    <style:style style:name="gr6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714cm" fo:min-width="2.114cm" fo:padding-top="0.026cm" fo:padding-bottom="0.026cm" fo:padding-left="0.026cm" fo:padding-right="0.026cm"/>
    </style:style>
    <style:style style:name="gr67"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4.604cm" fo:min-width="2.204cm" fo:padding-top="0.026cm" fo:padding-bottom="0.026cm" fo:padding-left="0.026cm" fo:padding-right="0.026cm" draw:shadow="hidden"/>
    </style:style>
    <style:style style:name="gr68" style:family="graphic" style:parent-style-name="standard">
      <style:graphic-properties draw:stroke="solid" svg:stroke-color="#bf819e" draw:fill-color="#355269" draw:textarea-horizontal-align="justify" draw:textarea-vertical-align="middle" draw:auto-grow-height="false" fo:min-height="0.368cm" fo:min-width="0.741cm"/>
    </style:style>
    <style:style style:name="gr69" style:family="graphic" style:parent-style-name="standard">
      <style:graphic-properties draw:stroke="solid" svg:stroke-color="#bf819e" draw:fill-color="#355269" draw:textarea-horizontal-align="justify" draw:textarea-vertical-align="middle" draw:auto-grow-height="false" fo:min-height="0.368cm" fo:min-width="0.74cm"/>
    </style:style>
    <style:style style:name="gr70" style:family="graphic" style:parent-style-name="standard">
      <style:graphic-properties draw:stroke="solid" svg:stroke-color="#bf819e" draw:fill-color="#355269" draw:textarea-horizontal-align="justify" draw:textarea-vertical-align="middle" draw:auto-grow-height="false" fo:min-height="0.367cm" fo:min-width="0.741cm"/>
    </style:style>
    <style:style style:name="gr71" style:family="graphic" style:parent-style-name="objectwithoutfill">
      <style:graphic-properties draw:fill="none" draw:textarea-vertical-align="middle"/>
    </style:style>
    <style:style style:name="gr7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10.32cm" fo:min-width="7.62cm" fo:padding-top="0.026cm" fo:padding-bottom="0.026cm" fo:padding-left="0.026cm" fo:padding-right="0.026cm"/>
    </style:style>
    <style:style style:name="gr7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0.272cm" fo:min-width="5.272cm" fo:padding-top="0.026cm" fo:padding-bottom="0.026cm" fo:padding-left="0.026cm" fo:padding-right="0.026cm"/>
    </style:style>
    <style:style style:name="gr74"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0.26cm" fo:min-width="8.16cm" fo:padding-top="0.026cm" fo:padding-bottom="0.026cm" fo:padding-left="0.026cm" fo:padding-right="0.026cm" draw:shadow="hidden"/>
    </style:style>
    <style:style style:name="gr75"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7.51cm" fo:min-width="4.01cm" fo:padding-top="0.026cm" fo:padding-bottom="0.026cm" fo:padding-left="0.026cm" fo:padding-right="0.026cm"/>
    </style:style>
    <style:style style:name="gr76"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17cm" fo:min-width="3.017cm" fo:padding-top="0.026cm" fo:padding-bottom="0.026cm" fo:padding-left="0.026cm" fo:padding-right="0.026cm"/>
    </style:style>
    <style:style style:name="gr77"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12cm" fo:padding-top="0.026cm" fo:padding-bottom="0.026cm" fo:padding-left="0.026cm" fo:padding-right="0.026cm" draw:shadow="visible"/>
    </style:style>
    <style:style style:name="gr78" style:family="graphic" style:parent-style-name="objectwithoutfill">
      <style:graphic-properties draw:stroke="solid" svg:stroke-color="#1c1c1c" draw:marker-end="Arrow" draw:marker-end-width="0.3cm" draw:fill="none" draw:textarea-vertical-align="middle"/>
    </style:style>
    <style:style style:name="gr7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55cm" fo:min-width="2.655cm" fo:padding-top="0.026cm" fo:padding-bottom="0.026cm" fo:padding-left="0.026cm" fo:padding-right="0.026cm"/>
    </style:style>
    <style:style style:name="gr8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261cm" fo:min-width="3.617cm" fo:padding-top="0.04cm" fo:padding-bottom="0.04cm" fo:padding-left="0.04cm" fo:padding-right="0.04cm"/>
    </style:style>
    <style:style style:name="gr8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6cm" fo:min-width="2.315cm" fo:padding-top="0.026cm" fo:padding-bottom="0.026cm" fo:padding-left="0.026cm" fo:padding-right="0.026cm"/>
    </style:style>
    <style:style style:name="gr82"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8cm" fo:min-width="2.315cm" fo:padding-top="0.026cm" fo:padding-bottom="0.026cm" fo:padding-left="0.026cm" fo:padding-right="0.026cm"/>
    </style:style>
    <style:style style:name="gr83"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7cm" fo:min-width="2.315cm" fo:padding-top="0.026cm" fo:padding-bottom="0.026cm" fo:padding-left="0.026cm" fo:padding-right="0.026cm"/>
    </style:style>
    <style:style style:name="gr8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922cm" fo:min-width="13.881cm" fo:padding-top="0.04cm" fo:padding-bottom="0.04cm" fo:padding-left="0.04cm" fo:padding-right="0.04cm"/>
    </style:style>
    <style:style style:name="gr85"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401cm" fo:padding-top="0.04cm" fo:padding-bottom="0.04cm" fo:padding-left="0.04cm" fo:padding-right="0.04cm" fo:wrap-option="no-wrap"/>
    </style:style>
    <style:style style:name="gr8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5cm" fo:min-width="12.378cm" fo:padding-top="0.026cm" fo:padding-bottom="0.026cm" fo:padding-left="0.026cm" fo:padding-right="0.026cm"/>
    </style:style>
    <style:style style:name="gr87"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6cm" fo:min-width="12.379cm" fo:padding-top="0.026cm" fo:padding-bottom="0.026cm" fo:padding-left="0.026cm" fo:padding-right="0.026cm"/>
    </style:style>
    <style:style style:name="gr88" style:family="graphic" style:parent-style-name="standard">
      <style:graphic-properties draw:fill-color="#666666" draw:textarea-horizontal-align="justify" draw:textarea-vertical-align="middle" draw:auto-grow-height="false" fo:min-height="0.276cm" fo:min-width="1.984cm"/>
    </style:style>
    <style:style style:name="gr89" style:family="graphic" style:parent-style-name="standard">
      <style:graphic-properties draw:stroke="solid" draw:fill-color="#0167b8" draw:textarea-horizontal-align="justify" draw:textarea-vertical-align="middle" draw:auto-grow-height="false" fo:min-height="2.292cm" fo:min-width="3.312cm" draw:shadow="visible"/>
    </style:style>
    <style:style style:name="gr90" style:family="graphic" style:parent-style-name="standard">
      <style:graphic-properties draw:stroke="solid" draw:fill-color="#0167b8" draw:textarea-horizontal-align="justify" draw:textarea-vertical-align="middle" draw:auto-grow-height="false" fo:min-height="2.385cm" fo:min-width="3.313cm" draw:shadow="visible"/>
    </style:style>
    <style:style style:name="gr91" style:family="graphic" style:parent-style-name="standard">
      <style:graphic-properties draw:stroke="solid" draw:fill-color="#800080" draw:textarea-horizontal-align="justify" draw:textarea-vertical-align="middle" draw:auto-grow-height="false" fo:min-height="3.394cm" fo:min-width="2.703cm" draw:shadow="visible"/>
    </style:style>
    <style:style style:name="gr92" style:family="graphic" style:parent-style-name="standard">
      <style:graphic-properties draw:fill-color="#666666" draw:textarea-horizontal-align="justify" draw:textarea-vertical-align="middle" draw:auto-grow-height="false" fo:min-height="0.276cm" fo:min-width="3.076cm"/>
    </style:style>
    <style:style style:name="gr9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519cm" fo:padding-top="0.04cm" fo:padding-bottom="0.04cm" fo:padding-left="0.04cm" fo:padding-right="0.04cm" fo:wrap-option="no-wrap"/>
    </style:style>
    <style:style style:name="gr94" style:family="graphic" style:parent-style-name="standard">
      <style:graphic-properties draw:fill-color="#666666" draw:textarea-horizontal-align="justify" draw:textarea-vertical-align="middle" draw:auto-grow-height="false" fo:min-height="0.276cm" fo:min-width="3.075cm"/>
    </style:style>
    <style:style style:name="gr95" style:family="graphic" style:parent-style-name="standard">
      <style:graphic-properties draw:stroke="solid" draw:fill-color="#0167b8" draw:textarea-horizontal-align="justify" draw:textarea-vertical-align="middle" draw:auto-grow-height="false" fo:min-height="2.293cm" fo:min-width="3.314cm" draw:shadow="visible"/>
    </style:style>
    <style:style style:name="gr96" style:family="graphic" style:parent-style-name="standard">
      <style:graphic-properties draw:stroke="solid" draw:fill-color="#800080" draw:textarea-horizontal-align="justify" draw:textarea-vertical-align="middle" draw:auto-grow-height="false" fo:min-height="3.393cm" fo:min-width="2.703cm" draw:shadow="visible"/>
    </style:style>
    <style:style style:name="P1" style:family="paragraph">
      <style:paragraph-properties fo:text-align="center"/>
    </style:style>
    <style:style style:name="P2" style:family="paragraph">
      <loext:graphic-properties draw:fill-color="#0337ab"/>
      <style:paragraph-properties fo:text-align="center"/>
      <style:text-properties style:font-name="Gochi1" fo:font-weight="bold"/>
    </style:style>
    <style:style style:name="P3" style:family="paragraph">
      <loext:graphic-properties draw:fill="none"/>
      <style:paragraph-properties fo:text-align="center"/>
      <style:text-properties style:font-name="Comfortaa" fo:font-size="22pt" style:font-size-asian="22pt" style:font-size-complex="22pt"/>
    </style:style>
    <style:style style:name="P4" style:family="paragraph">
      <loext:graphic-properties draw:fill="none"/>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color="#167b87"/>
      <style:paragraph-properties fo:text-align="center"/>
      <style:text-properties style:use-window-font-color="true" style:font-name="Comfortaa"/>
    </style:style>
    <style:style style:name="P7" style:family="paragraph">
      <loext:graphic-properties draw:fill-color="#026e00" draw:opacity="100%"/>
      <style:paragraph-properties fo:text-align="center"/>
      <style:text-properties style:font-name="Comfortaa"/>
    </style:style>
    <style:style style:name="P8" style:family="paragraph">
      <loext:graphic-properties draw:fill="none"/>
    </style:style>
    <style:style style:name="P9" style:family="paragraph">
      <loext:graphic-properties draw:fill="none"/>
      <style:paragraph-properties fo:text-align="center"/>
      <style:text-properties fo:color="#0167b8" style:font-name="Gochi Hand" fo:font-size="36pt" style:font-size-asian="36pt" style:font-size-complex="36pt"/>
    </style:style>
    <style:style style:name="P10" style:family="paragraph">
      <loext:graphic-properties draw:fill="none" draw:fill-color="#729fcf"/>
      <style:paragraph-properties fo:text-align="center"/>
      <style:text-properties fo:color="#0167b8" style:font-name="Comfortaa" fo:font-size="18pt" fo:letter-spacing="normal" style:font-size-asian="14pt" style:font-size-complex="14pt"/>
    </style:style>
    <style:style style:name="P11" style:family="paragraph">
      <loext:graphic-properties draw:fill-color="#0167b8"/>
      <style:paragraph-properties fo:text-align="center"/>
      <style:text-properties fo:color="#ffffff" style:font-name="Comfortaa"/>
    </style:style>
    <style:style style:name="P12" style:family="paragraph">
      <loext:graphic-properties draw:fill-color="#ce181e"/>
      <style:paragraph-properties fo:text-align="center"/>
      <style:text-properties fo:color="#ffffff" style:font-name="Comfortaa"/>
    </style:style>
    <style:style style:name="P13" style:family="paragraph">
      <loext:graphic-properties draw:fill-color="#666666"/>
      <style:paragraph-properties fo:text-align="center"/>
      <style:text-properties fo:color="#ffffff" style:font-name="Comfortaa"/>
    </style:style>
    <style:style style:name="P14" style:family="paragraph">
      <loext:graphic-properties draw:fill-color="#780373"/>
      <style:paragraph-properties fo:text-align="center"/>
    </style:style>
    <style:style style:name="P15" style:family="paragraph">
      <loext:graphic-properties draw:fill="none" draw:fill-color="#729fcf"/>
      <style:paragraph-properties fo:text-align="center"/>
      <style:text-properties fo:color="#0167b8" style:font-name="Gochi Hand" fo:font-size="22pt" fo:letter-spacing="normal" style:font-size-asian="22pt" style:font-size-complex="22pt"/>
    </style:style>
    <style:style style:name="P16" style:family="paragraph">
      <loext:graphic-properties draw:fill="none" draw:fill-color="#729fcf"/>
      <style:paragraph-properties fo:text-align="center"/>
      <style:text-properties fo:color="#0167b8" style:font-name="Comfortaa" fo:font-size="18pt" fo:letter-spacing="normal" style:font-size-asian="18pt" style:font-size-complex="18pt"/>
    </style:style>
    <style:style style:name="P17" style:family="paragraph">
      <loext:graphic-properties draw:fill-color="#ce181e"/>
      <style:paragraph-properties fo:text-align="center"/>
      <style:text-properties style:font-name="Comfortaa"/>
    </style:style>
    <style:style style:name="P18" style:family="paragraph">
      <loext:graphic-properties draw:fill="none"/>
      <style:text-properties style:text-position="-33% 58%"/>
    </style:style>
    <style:style style:name="P19" style:family="paragraph">
      <loext:graphic-properties draw:fill-color="#800080"/>
      <style:paragraph-properties fo:text-align="center"/>
      <style:text-properties fo:color="#ffffff" style:font-name="Gochi Hand" fo:font-size="13pt" style:font-size-asian="13pt" style:font-size-complex="13pt"/>
    </style:style>
    <style:style style:name="P20" style:family="paragraph">
      <loext:graphic-properties draw:fill="none" draw:fill-color="#729fcf"/>
      <style:paragraph-properties fo:text-align="center"/>
      <style:text-properties fo:color="#0167b8" style:font-name="Gochi Hand" fo:font-size="18pt" fo:letter-spacing="normal" style:font-size-asian="14pt" style:font-size-complex="14pt"/>
    </style:style>
    <style:style style:name="P21" style:family="paragraph">
      <loext:graphic-properties draw:fill-color="#2a6099"/>
      <style:paragraph-properties fo:text-align="center"/>
      <style:text-properties fo:color="#ffffff" style:font-name="Gochi Hand" fo:font-size="13pt" style:font-size-asian="13pt" style:font-size-complex="13pt"/>
    </style:style>
    <style:style style:name="P22" style:family="paragraph">
      <loext:graphic-properties draw:fill-color="#00a933"/>
      <style:paragraph-properties fo:text-align="center"/>
      <style:text-properties style:font-name="Comfortaa"/>
    </style:style>
    <style:style style:name="P23" style:family="paragraph">
      <loext:graphic-properties draw:fill-color="#0167b8"/>
      <style:paragraph-properties fo:text-align="center"/>
      <style:text-properties fo:color="#ffffff" style:font-name="Comfortaa" fo:font-size="14pt" style:font-size-asian="14pt" style:font-size-complex="14pt"/>
    </style:style>
    <style:style style:name="P24" style:family="paragraph">
      <loext:graphic-properties draw:fill="none" draw:fill-color="#729fcf"/>
      <style:paragraph-properties fo:text-align="center"/>
      <style:text-properties fo:color="#0167b8" style:font-name="Gochi Hand" fo:font-size="36pt" fo:letter-spacing="normal" style:font-size-asian="22pt" style:font-size-complex="22pt"/>
    </style:style>
    <style:style style:name="P25" style:family="paragraph">
      <loext:graphic-properties draw:fill="none" draw:fill-color="#0167b8"/>
      <style:paragraph-properties fo:text-align="center"/>
      <style:text-properties style:use-window-font-color="true" style:font-name="Comfortaa"/>
    </style:style>
    <style:style style:name="P26" style:family="paragraph">
      <loext:graphic-properties draw:fill-color="#00a933"/>
      <style:paragraph-properties fo:text-align="center"/>
      <style:text-properties fo:color="#ffffff" style:font-name="Comfortaa"/>
    </style:style>
    <style:style style:name="P27" style:family="paragraph">
      <loext:graphic-properties draw:fill-color="#0167b8"/>
      <style:paragraph-properties fo:text-align="center"/>
      <style:text-properties style:font-name="Comfortaa"/>
    </style:style>
    <style:style style:name="P28" style:family="paragraph">
      <loext:graphic-properties draw:fill-color="#355269"/>
      <style:paragraph-properties fo:text-align="center"/>
      <style:text-properties fo:color="#ffffff" style:font-name="Comfortaa"/>
    </style:style>
    <style:style style:name="P29" style:family="paragraph">
      <loext:graphic-properties draw:fill-color="#8dd6f9"/>
      <style:paragraph-properties fo:text-align="center"/>
      <style:text-properties style:font-name="Comfortaa"/>
    </style:style>
    <style:style style:name="P30" style:family="paragraph">
      <loext:graphic-properties draw:fill-color="#00a933"/>
      <style:paragraph-properties fo:text-align="center"/>
      <style:text-properties fo:color="#ffffff"/>
    </style:style>
    <style:style style:name="P31" style:family="paragraph">
      <loext:graphic-properties draw:fill-color="#355269"/>
      <style:paragraph-properties fo:text-align="center"/>
    </style:style>
    <style:style style:name="P32" style:family="paragraph">
      <loext:graphic-properties draw:fill-color="#666666"/>
      <style:paragraph-properties fo:text-align="center"/>
    </style:style>
    <style:style style:name="P33" style:family="paragraph">
      <style:paragraph-properties fo:text-align="center"/>
      <style:text-properties fo:color="#ffffff"/>
    </style:style>
    <style:style style:name="P34" style:family="paragraph">
      <loext:graphic-properties draw:fill-color="#0167b8"/>
      <style:paragraph-properties fo:text-align="center"/>
      <style:text-properties fo:color="#ffffff"/>
    </style:style>
    <style:style style:name="P35" style:family="paragraph">
      <loext:graphic-properties draw:fill-color="#800080"/>
      <style:paragraph-properties fo:text-align="center"/>
    </style:style>
    <style:style style:name="T1" style:family="text">
      <style:text-properties style:font-name="Gochi Hand" fo:font-size="20pt" fo:font-weight="bold" style:font-size-asian="20pt" style:font-size-complex="20pt"/>
    </style:style>
    <style:style style:name="T2" style:family="text">
      <style:text-properties style:font-name="Comfortaa" fo:font-size="22pt" style:font-size-asian="22pt" style:font-size-complex="22pt"/>
    </style:style>
    <style:style style:name="T3" style:family="text">
      <style:text-properties style:font-name="Comfortaa"/>
    </style:style>
    <style:style style:name="T4" style:family="text">
      <style:text-properties fo:color="#ffffff" style:font-name="Comfortaa"/>
    </style:style>
    <style:style style:name="T5" style:family="text">
      <style:text-properties style:text-position="-33% 58%" style:font-name="Comfortaa"/>
    </style:style>
    <style:style style:name="T6" style:family="text">
      <style:text-properties style:text-position="-33% 58%"/>
    </style:style>
    <style:style style:name="T7" style:family="text">
      <style:text-properties fo:color="#0167b8" style:font-name="Gochi Hand" fo:font-size="36pt" style:font-size-asian="36pt" style:font-size-complex="36pt"/>
    </style:style>
    <style:style style:name="T8" style:family="text">
      <style:text-properties fo:color="#0167b8" style:font-name="Comfortaa" fo:font-size="18pt" fo:letter-spacing="normal" style:font-size-asian="14pt" style:font-size-complex="14pt"/>
    </style:style>
    <style:style style:name="T9" style:family="text">
      <style:text-properties fo:color="#0167b8" style:font-name="Gochi Hand" fo:font-size="22pt" fo:letter-spacing="normal" style:font-size-asian="22pt" style:font-size-complex="22pt"/>
    </style:style>
    <style:style style:name="T10" style:family="text">
      <style:text-properties fo:color="#0167b8" style:font-name="Comfortaa" fo:font-size="18pt" fo:letter-spacing="normal" style:font-size-asian="18pt" style:font-size-complex="18pt"/>
    </style:style>
    <style:style style:name="T11" style:family="text">
      <style:text-properties style:text-position="-33% 58%" fo:font-size="18pt" style:font-size-asian="18pt" style:font-size-complex="18pt"/>
    </style:style>
    <style:style style:name="T12" style:family="text">
      <style:text-properties fo:color="#ffffff" style:font-name="Gochi Hand" fo:font-size="13pt" style:font-size-asian="13pt" style:font-size-complex="13pt"/>
    </style:style>
    <style:style style:name="T13" style:family="text">
      <style:text-properties fo:color="#0167b8" style:font-name="Gochi Hand" fo:font-size="18pt" fo:letter-spacing="normal" style:font-size-asian="14pt" style:font-size-complex="14pt"/>
    </style:style>
    <style:style style:name="T14" style:family="text">
      <style:text-properties fo:color="#ffffff" style:font-name="Comfortaa" fo:font-size="14pt" style:font-size-asian="14pt" style:font-size-complex="14pt"/>
    </style:style>
    <style:style style:name="T15" style:family="text">
      <style:text-properties fo:color="#0167b8" fo:font-size="18pt" fo:letter-spacing="normal" style:font-size-asian="14pt" style:font-size-complex="14pt"/>
    </style:style>
    <style:style style:name="T16" style:family="text">
      <style:text-properties fo:color="#0167b8" style:font-name="Gochi Hand" fo:font-size="36pt" fo:letter-spacing="normal" style:font-size-asian="22pt" style:font-size-complex="22pt"/>
    </style:style>
    <style:style style:name="T17" style:family="text">
      <style:text-properties style:use-window-font-color="true" style:font-name="Comfortaa"/>
    </style:style>
    <style:style style:name="T18" style:family="text">
      <style:text-properties fo:color="#ffffff"/>
    </style:style>
    <style:style style:name="T19" style:family="text">
      <style:text-properties fo:color="#0167b8" style:font-name="Gochi Han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cm" svg:height="1.9cm" svg:x="21.2cm" svg:y="3.8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1cm" svg:height="12.6cm" svg:x="11.3cm" svg:y="1.9cm">
          <text:p text:style-name="P1"><text:span text:style-name="T2">PM2 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8cm" svg:height="12.7cm" svg:x="2.9cm" svg:y="1.9cm">
          <text:p text:style-name="P1"><text:span text:style-name="T3">Front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6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8.3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10.7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cm" svg:height="1.6cm" svg:x="3.8cm" svg:y="6.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1cm" svg:height="7.9cm" svg:x="12.7cm" svg:y="4.3cm">
          <text:p text:style-name="P1"><text:span text:style-name="T4">PM2</text:span></text:p>
          <text:p text:style-name="P1"><text:span text:style-name="T4"/></text:p>
          <text:p text:style-name="P1"><text:span text:style-name="T4">Daemon</text:span></text:p>
          <text:p text:style-name="P1"><text:span text:style-name="T3"><text:s/></text:span></text:p>
          <text:p text:style-name="P1"><text:span text:style-name="T4">Clu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6.8cm" svg:y1="7cm" svg:x2="21.2cm" svg:y2="4.8cm">
          <text:p/>
        </draw:line>
        <draw:line draw:style-name="gr8" draw:text-style-name="P8" draw:layer="layout" svg:x1="16.8cm" svg:y1="7.7cm" svg:x2="21.2cm" svg:y2="6.9cm">
          <text:p/>
        </draw:line>
        <draw:line draw:style-name="gr8" draw:text-style-name="P8" draw:layer="layout" svg:x1="16.8cm" svg:y1="8.3cm" svg:x2="21.2cm" svg:y2="9.3cm">
          <text:p/>
        </draw:line>
        <draw:line draw:style-name="gr8" draw:text-style-name="P8" draw:layer="layout" svg:x1="16.8cm" svg:y1="8.9cm" svg:x2="21.2cm" svg:y2="11.7cm">
          <text:p/>
        </draw:line>
        <draw:line draw:style-name="gr9" draw:text-style-name="P5" draw:layer="layout" svg:x1="6.9cm" svg:y1="7.6cm" svg:x2="12.7cm" svg:y2="7.6cm">
          <text:p text:style-name="P1"><text:span text:style-name="T5">Proxy</text:span><text:span text:style-name="T6">_pass</text:span></text:p>
        </draw:line>
        <draw:custom-shape draw:style-name="gr10" draw:text-style-name="P6" draw:layer="layout" svg:width="3cm" svg:height="1.6cm" svg:x="3.8cm" svg:y="8.8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1" draw:text-style-name="P9" draw:layer="layout" svg:width="27.7cm" svg:height="19cm" svg:x="1cm" svg:y="1cm">
          <text:p text:style-name="P1"><text:span text:style-name="T7">Nodefony Kernel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12cm" svg:height="1.6cm" svg:x="8.8cm" svg:y="5.8cm">
          <text:p text:style-name="P1"><text:span text:style-name="T8"/></text:p>
          <text:p text:style-name="P1"><text:span text:style-name="T8">Autoload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13.3cm" svg:height="15.5cm" svg:x="8.2cm" svg:y="3.8cm">
          <text:p text:style-name="P1"><text:span text:style-name="T8">Clust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cm" svg:height="14.4cm" svg:x="2.1cm" svg:y="3.9cm">
          <text:p text:style-name="P1"><text:span text:style-name="T8">CLI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6.3cm" svg:height="1.3cm" svg:x="9cm" svg:y="9.9cm">
          <text:p text:style-name="P1"><text:span text:style-name="T8"/></text:p>
          <text:p text:style-name="P1"><text:span text:style-name="T8">Configura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6.7cm" svg:height="6cm" svg:x="8.8cm" svg:y="12.1cm">
          <text:p text:style-name="P1"><text:span text:style-name="T8">Event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6cm" svg:height="14.4cm" svg:x="21.9cm" svg:y="4.7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Bundles Core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6.2cm" svg:height="1.4cm" svg:x="9cm" svg:y="7.9cm">
          <text:p text:style-name="P1"><text:span text:style-name="T8"/></text:p>
          <text:p text:style-name="P1"><text:span text:style-name="T8">Syslog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6.9cm">
          <text:p text:style-name="P1"><text:span text:style-name="T4">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464cm" svg:y="14.9cm">
          <text:p text:style-name="P1"><text:span text:style-name="T4">Te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6cm" svg:y="16.4cm">
          <text:p text:style-name="P1"><text:span text:style-name="T4">Gener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4.336cm" svg:height="1.2cm" svg:x="22.564cm" svg:y="6.2cm">
          <text:p text:style-name="P1"><text:span text:style-name="T4">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draw:layer="layout" svg:width="4.4cm" svg:height="8.733cm" svg:x="2.6cm" svg:y="5.467cm">
          <text:p text:style-name="P1"><text:span text:style-name="T8">Command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4.5cm" svg:height="2.1cm" svg:x="15.9cm" svg:y="8cm">
          <text:p text:style-name="P1"><text:span text:style-name="T8">Services</text:span></text:p>
          <text:p text:style-name="P1"><text:span text:style-name="T8">Contain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8.5cm">
          <text:p text:style-name="P1"><text:span text:style-name="T4">pr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3.2cm" svg:height="1.2cm" svg:x="3cm" svg:y="10cm">
          <text:p text:style-name="P1"><text:span text:style-name="T4">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0.5cm">
          <text:p text:style-name="P1"><text:span text:style-name="T8">Services</text:span></text:p>
          <text:p text:style-name="P1"><text:span text:style-name="T8">Injec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0" draw:layer="layout" svg:width="4.5cm" svg:height="2.2cm" svg:x="16cm" svg:y="13.1cm">
          <text:p text:style-name="P1"><text:span text:style-name="T8">Services</text:span></text:p>
          <text:p text:style-name="P1"><text:span text:style-name="T8">Watch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11.8cm">
          <text:p text:style-name="P1"><text:span text:style-name="T4">pm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4.336cm" svg:height="1.2cm" svg:x="22.764cm" svg:y="9.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64cm" svg:y="11.1cm">
          <text:p text:style-name="P1"><text:span text:style-name="T4">framewor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cm" svg:y="9.4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2.7cm">
          <text:p text:style-name="P1"><text:span text:style-name="T4">Sequeliz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64cm" svg:y="14.3cm">
          <text:p text:style-name="P1"><text:span text:style-name="T4">Mongo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5.9cm">
          <text:p text:style-name="P1"><text:span text:style-name="T4">red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7.5cm">
          <text:p text:style-name="P1"><text:span text:style-name="T4">m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5.7cm">
          <text:p text:style-name="P1"><text:span text:style-name="T8"/></text:p>
          <text:p text:style-name="P1"><text:span text:style-name="T8">Bundles</text:span></text:p>
          <text:p text:style-name="P1"><text:span text:style-name="T8"><text:s/></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4" draw:layer="layout" svg:width="2cm" svg:height="1cm" svg:x="20.7cm" svg:y="1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4" draw:layer="layout" svg:width="2cm" svg:height="1cm" svg:x="6.7cm" svg:y="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Standard">
        <draw:custom-shape draw:style-name="gr28" draw:text-style-name="P15" draw:layer="layout" svg:width="14.6cm" svg:height="15.5cm" svg:x="10.8cm" svg:y="2.7cm">
          <text:p text:style-name="P1"><text:span text:style-name="T9">HTTP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6" draw:layer="layout" svg:width="4.7cm" svg:height="15.6cm" svg:x="5.2cm" svg:y="2.7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1" draw:layer="layout" svg:width="3.836cm" svg:height="1.2cm" svg:x="5.584cm" svg:y="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cm" svg:y="16.5cm">
          <text:p text:style-name="P1"><text:span text:style-name="T3">Sockj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6.1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7.6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9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10.5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4cm" svg:y="15cm">
          <text:p text:style-name="P1"><text:span text:style-name="T3">Sta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8" draw:layer="layout" svg:x1="3.5cm" svg:y1="8.2cm" svg:x2="5.1cm" svg:y2="9cm">
          <text:p text:style-name="P1"><text:span text:style-name="T11">443</text:span></text:p>
        </draw:line>
        <draw:line draw:style-name="gr32" draw:text-style-name="P18" draw:layer="layout" svg:x1="3.5cm" svg:y1="7.6cm" svg:x2="5cm" svg:y2="6.8cm">
          <text:p text:style-name="P1"><text:span text:style-name="T11">80</text:span></text:p>
        </draw:line>
        <draw:custom-shape draw:style-name="gr33" draw:text-style-name="P19" draw:layer="layout" svg:width="2.6cm" svg:height="1.3cm" svg:x="1cm" svg:y="7.4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0" draw:layer="layout" svg:width="3.9cm" svg:height="11.033cm" svg:x="11.2cm" svg:y="5.467cm">
          <text:p text:style-name="P1"><text:span text:style-name="T8">Front </text:span></text:p>
          <text:p text:style-name="P1"><text:span text:style-name="T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3.5cm" svg:height="12.6cm" svg:x="15.7cm" svg:y="4.6cm">
          <text:p text:style-name="P1"><text:span text:style-name="T8">Firewall</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1" draw:layer="layout" svg:width="2.6cm" svg:height="1.3cm" svg:x="26cm" svg:y="6.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21" draw:layer="layout" svg:width="2.6cm" svg:height="1.3cm" svg:x="1cm" svg:y="15.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18" draw:layer="layout" svg:x1="5.6cm" svg:y1="15.6cm" svg:x2="3.4cm" svg:y2="16.1cm">
          <text:p/>
        </draw:line>
        <draw:line draw:style-name="gr37" draw:text-style-name="P18" draw:layer="layout" svg:x1="5.6cm" svg:y1="17.1cm" svg:x2="3.5cm" svg:y2="16.7cm">
          <text:p/>
        </draw:line>
        <draw:custom-shape draw:style-name="gr38" draw:text-style-name="P22" draw:layer="layout" svg:width="2.8cm" svg:height="3.9cm" svg:x="11.7cm" svg:y="12.1cm">
          <text:p text:style-name="P1"><text:span text:style-name="T3">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02cm" svg:y="7.667cm">
          <text:p text:style-name="P1"><text:span text:style-name="T3">Do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cm" svg:y="9.9cm">
          <text:p text:style-name="P1"><text:span text:style-name="T3">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0" draw:layer="layout" svg:width="3.6cm" svg:height="5.3cm" svg:x="20.2cm" svg:y="4.7cm">
          <text:p text:style-name="P1"><text:span text:style-name="T13"><tex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2.9cm" svg:height="0.8cm" svg:x="20.5cm" svg:y="6.8cm">
          <text:p text:style-name="P1"><text:span text:style-name="T1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5cm" svg:y="8.3cm">
          <text:p text:style-name="P1"><text:span text:style-name="T1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6cm" svg:y="5.4cm">
          <text:p text:style-name="P1"><text:span text:style-name="T1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5.1cm" svg:height="1.3cm" svg:x="19.7cm" svg:y="10.5cm">
          <text:p text:style-name="P1"><text:span text:style-name="T8"/></text:p>
          <text:p text:style-name="P1"><text:span text:style-name="T15"/></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2.1cm">
          <text:p text:style-name="P1"><text:span text:style-name="T8"/></text:p>
          <text:p text:style-name="P1"><text:span text:style-name="T15">Even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6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8.3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0.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3.8cm">
          <text:p text:style-name="P1"><text:span text:style-name="T8"/></text:p>
          <text:p text:style-name="P1"><text:span text:style-name="T15">syslog</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5.5cm">
          <text:p text:style-name="P1"><text:span text:style-name="T8"/></text:p>
          <text:p text:style-name="P1"><text:span text:style-name="T15">container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5.1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2.8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8" draw:layer="layout" svg:width="2.572cm" svg:height="0.713cm" svg:x="20.943cm" svg:y="10.7cm">
          <draw:text-box>
            <text:p><text:span text:style-name="T15">Sessions</text:span></text:p>
          </draw:text-box>
        </draw:frame>
        <draw:line draw:style-name="gr32" draw:text-style-name="P18" draw:layer="layout" svg:x1="23.8cm" svg:y1="7.3cm" svg:x2="26cm" svg:y2="7cm">
          <text:p text:style-name="P1"><text:span text:style-name="T11"/></text:p>
        </draw:line>
      </draw:page>
      <draw:page draw:name="page4" draw:style-name="dp1" draw:master-page-name="Standard">
        <draw:custom-shape draw:style-name="gr44" draw:text-style-name="P24" draw:layer="layout" svg:width="26cm" svg:height="17cm" svg:x="2.2cm" svg:y="1.5cm">
          <text:p text:style-name="P1"><text:span text:style-name="T16">Nodefony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5" draw:layer="layout" svg:width="17.8cm" svg:height="2.4cm" svg:x="8.8cm" svg:y="15.2cm">
          <text:p text:style-name="P1"><text:span text:style-name="T17">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4.9cm" svg:height="1.9cm" svg:x="3.2cm" svg:y="4.6cm">
          <text:p text:style-name="P1"><text:span text:style-name="T4"/></text:p>
          <text:p text:style-name="P1"><text:span text:style-name="T4">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1" draw:layer="layout" svg:width="4.9cm" svg:height="1.9cm" svg:x="3.2cm" svg:y="6.8cm">
          <text:p text:style-name="P1"><text:span text:style-name="T4">Tes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4.2cm" svg:height="9.7cm" svg:x="8.8cm" svg:y="4.8cm">
          <text:p text:style-name="P1"><text:span text:style-name="T4">Node</text:span></text:p>
          <text:p text:style-name="P1"><text:span text:style-name="T4"/></text:p>
          <text:p text:style-name="P1"><text:span text:style-name="T4">Packages</text:span></text:p>
          <text:p text:style-name="P1"><text:span text:style-name="T4"/></text:p>
          <text:p text:style-name="P1"><text:span text:style-name="T4">NPM</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7" draw:layer="layout" svg:width="4.9cm" svg:height="9.3cm" svg:x="21.5cm" svg:y="5.4cm">
          <text:p text:style-name="P1"><text:span text:style-name="T3">MVC</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1" draw:layer="layout" svg:width="4.9cm" svg:height="8.2cm" svg:x="3.2cm" svg:y="9.3cm">
          <text:p text:style-name="P1"><text:span text:style-name="T4">Config</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0.7cm">
          <text:p text:style-name="P1"><text:span text:style-name="T4">Ro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3.3cm" svg:height="1cm" svg:x="4cm" svg:y="12.2cm">
          <text:p text:style-name="P1"><text:span text:style-name="T4">WA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8.8cm">
          <text:p text:style-name="P1"><text:span text:style-name="T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7.1cm">
          <text:p text:style-name="P1"><text:span text:style-name="T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2cm" svg:y="10.5cm">
          <text:p text:style-name="P1"><text:span text:style-name="T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3.4cm" svg:height="1.4cm" svg:x="4cm" svg:y="15.3cm">
          <text:p text:style-name="P1"><text:span text:style-name="T3">Webp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3.6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0" draw:layer="layout" svg:width="4.1cm" svg:height="1.8cm" svg:x="14.8cm" svg:y="4.9cm">
          <text:p text:style-name="P1"><text:span text:style-name="T18">C++ Addon</text:span><text:span text:style-name="T18"><text:line-break/></text:span><text:span text:style-name="T18">N-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5" draw:layer="layout" svg:width="6.8cm" svg:height="6.6cm" svg:x="13.8cm" svg:y="7.9cm">
          <text:p text:style-name="P1"><text:span text:style-name="T17">Bundle</text:span></text:p>
          <text:p text:style-name="P1"><text:span text:style-name="T17"/></text:p>
          <text:p text:style-name="P1"><text:span text:style-name="T17"/></text:p>
          <text:p text:style-name="P1"><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8" draw:layer="layout" svg:width="4.1cm" svg:height="1.2cm" svg:x="15cm" svg:y="9.2cm">
          <text:p text:style-name="P1"><text:span text:style-name="T4">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15.1cm" svg:y="10.8cm">
          <text:p text:style-name="P1"><text:span text:style-name="T4">ev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8" draw:layer="layout" svg:width="4.2cm" svg:height="1.1cm" svg:x="15cm" svg:y="12.7cm">
          <text:p text:style-name="P1"><text:span text:style-name="T4">syslo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Standard">
        <draw:custom-shape draw:style-name="gr57" draw:text-style-name="P5" draw:layer="layout" svg:width="22.899cm" svg:height="12.7cm" svg:x="2.901cm" svg:y="1.901cm">
          <text:p text:style-name="P1"><text:span text:style-name="T19">Nodefony Service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6" draw:layer="layout" svg:width="19.1cm" svg:height="2.5cm" svg:x="4.7cm" svg:y="11.5cm">
          <text:p text:style-name="P1"><text:span text:style-name="T4">Services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7" draw:layer="layout" svg:width="9.6cm" svg:height="6.7cm" svg:x="5cm" svg:y="4.5cm">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1" draw:layer="layout" svg:width="8.3cm" svg:height="6.6cm" svg:x="15.4cm" svg:y="4.5cm">
          <text:p text:style-name="P1"><text:span text:style-name="T4"/></text:p>
          <text:p text:style-name="P1"><text:span text:style-name="T4"/></text:p>
          <text:p text:style-name="P1"><text:span text:style-name="T4"/></text:p>
          <text:p text:style-name="P1"><text:span text:style-name="T4"/></text:p>
          <text:p text:style-name="P1"><text:span text:style-name="T4">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custom-shape draw:style-name="gr61" draw:text-style-name="P5" draw:layer="layout" svg:width="27.7cm" svg:height="18.098cm" svg:x="1cm" svg:y="1.8cm">
          <text:p text:style-name="P1"><text:span text:style-name="T19">Nodefony Services Container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6" draw:layer="layout" svg:width="12.4cm" svg:height="6.8cm" svg:x="8.5cm" svg:y="6.6cm">
          <text:p text:style-name="P1"><text:span text:style-name="T4"/></text:p>
          <text:p text:style-name="P1"><text:span text:style-name="T4">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7" draw:layer="layout" svg:width="5.7cm" svg:height="13.9cm" svg:x="1.9cm" svg:y="4.6cm">
          <text:p text:style-name="P1"><text:span text:style-name="T4"/></text:p>
          <text:p text:style-name="P1"><text:span text:style-name="T4">Services</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11" draw:layer="layout" svg:width="5.7cm" svg:height="13.8cm" svg:x="21.9cm" svg:y="4.6cm">
          <text:p text:style-name="P1"><text:span text:style-name="T4"/></text:p>
          <text:p text:style-name="P1"><text:span text:style-name="T4">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2.8cm" svg:y="7.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9.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1.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3.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5.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8" draw:layer="layout" svg:x1="7.5cm" svg:y1="9.8cm" svg:x2="9.2cm" svg:y2="9.8cm">
          <text:p/>
        </draw:line>
        <draw:custom-shape draw:style-name="gr66" draw:text-style-name="P7" draw:layer="layout" svg:width="2.4cm" svg:height="5cm" svg:x="9.3cm" svg:y="7.7cm">
          <text:p text:style-name="P1"><text:span text:style-name="T4"/></text:p>
          <text:p text:style-name="P1"><text:span text:style-name="T4"/></text:p>
          <text:p text:style-name="P1"><text:span text:style-name="T4"/></text:p>
          <text:p text:style-name="P1"><text:span text:style-name="T4">Clone</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1" draw:layer="layout" svg:width="2.5cm" svg:height="4.9cm" svg:x="17.5cm" svg:y="7.7cm">
          <text:p text:style-name="P1"><text:span text:style-name="T4"/></text:p>
          <text:p text:style-name="P1"><text:span text:style-name="T4"/></text:p>
          <text:p text:style-name="P1"><text:span text:style-name="T4"/></text:p>
          <text:p text:style-name="P1"><text:span text:style-name="T4">Cl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1.9cm" svg:y1="9.8cm" svg:x2="20.2cm" svg:y2="9.841cm">
          <text:p/>
        </draw:line>
        <draw:g>
          <draw:custom-shape draw:style-name="gr68" draw:text-style-name="P31" draw:layer="layout" svg:width="0.741cm" svg:height="0.368cm" svg:x="22.8cm" svg:y="8.24cm">
            <text:p/>
            <draw:enhanced-geometry svg:viewBox="0 0 21600 21600" draw:type="rectangle" draw:enhanced-path="M 0 0 L 21600 0 21600 21600 0 21600 0 0 Z N"/>
          </draw:custom-shape>
          <draw:custom-shape draw:style-name="gr69" draw:text-style-name="P31" draw:layer="layout" svg:width="0.74cm" svg:height="0.368cm" svg:x="24.08cm" svg:y="7.82cm">
            <text:p/>
            <draw:enhanced-geometry svg:viewBox="0 0 21600 21600" draw:type="rectangle" draw:enhanced-path="M 0 0 L 21600 0 21600 21600 0 21600 0 0 Z N"/>
          </draw:custom-shape>
          <draw:custom-shape draw:style-name="gr69" draw:text-style-name="P31" draw:layer="layout" svg:width="0.74cm" svg:height="0.368cm" svg:x="24.08cm" svg:y="8.66cm">
            <text:p/>
            <draw:enhanced-geometry svg:viewBox="0 0 21600 21600" draw:type="rectangle" draw:enhanced-path="M 0 0 L 21600 0 21600 21600 0 21600 0 0 Z N"/>
          </draw:custom-shape>
          <draw:custom-shape draw:style-name="gr68" draw:text-style-name="P31" draw:layer="layout" svg:width="0.741cm" svg:height="0.368cm" svg:x="25.359cm" svg:y="7.4cm">
            <text:p/>
            <draw:enhanced-geometry svg:viewBox="0 0 21600 21600" draw:type="rectangle" draw:enhanced-path="M 0 0 L 21600 0 21600 21600 0 21600 0 0 Z N"/>
          </draw:custom-shape>
          <draw:custom-shape draw:style-name="gr70" draw:text-style-name="P31" draw:layer="layout" svg:width="0.741cm" svg:height="0.367cm" svg:x="25.359cm" svg:y="7.978cm">
            <text:p/>
            <draw:enhanced-geometry svg:viewBox="0 0 21600 21600" draw:type="rectangle" draw:enhanced-path="M 0 0 L 21600 0 21600 21600 0 21600 0 0 Z N"/>
          </draw:custom-shape>
          <draw:custom-shape draw:style-name="gr68" draw:text-style-name="P31" draw:layer="layout" svg:width="0.741cm" svg:height="0.368cm" svg:x="25.359cm" svg:y="8.555cm">
            <text:p/>
            <draw:enhanced-geometry svg:viewBox="0 0 21600 21600" draw:type="rectangle" draw:enhanced-path="M 0 0 L 21600 0 21600 21600 0 21600 0 0 Z N"/>
          </draw:custom-shape>
          <draw:custom-shape draw:style-name="gr70" draw:text-style-name="P31" draw:layer="layout" svg:width="0.741cm" svg:height="0.367cm" svg:x="25.359cm" svg:y="9.133cm">
            <text:p/>
            <draw:enhanced-geometry svg:viewBox="0 0 21600 21600" draw:type="rectangle" draw:enhanced-path="M 0 0 L 21600 0 21600 21600 0 21600 0 0 Z N"/>
          </draw:custom-shape>
          <draw:line draw:style-name="gr71" draw:text-style-name="P8" draw:layer="layout" svg:x1="23.541cm" svg:y1="8.398cm" svg:x2="24.08cm" svg:y2="8.083cm">
            <text:p/>
          </draw:line>
          <draw:line draw:style-name="gr71" draw:text-style-name="P8" draw:layer="layout" svg:x1="23.541cm" svg:y1="8.503cm" svg:x2="24.08cm" svg:y2="8.871cm">
            <text:p/>
          </draw:line>
          <draw:line draw:style-name="gr71" draw:text-style-name="P8" draw:layer="layout" svg:x1="24.82cm" svg:y1="7.925cm" svg:x2="25.359cm" svg:y2="7.61cm">
            <text:p/>
          </draw:line>
          <draw:line draw:style-name="gr71" draw:text-style-name="P8" draw:layer="layout" svg:x1="24.82cm" svg:y1="8.818cm" svg:x2="25.359cm" svg:y2="8.713cm">
            <text:p/>
          </draw:line>
          <draw:line draw:style-name="gr71" draw:text-style-name="P8" draw:layer="layout" svg:x1="24.82cm" svg:y1="8.975cm" svg:x2="25.359cm" svg:y2="9.343cm">
            <text:p/>
          </draw:line>
          <draw:line draw:style-name="gr71" draw:text-style-name="P8" draw:layer="layout" svg:x1="24.82cm" svg:y1="8.083cm" svg:x2="25.359cm" svg:y2="8.188cm">
            <text:p/>
          </draw:line>
        </draw:g>
        <draw:g>
          <draw:custom-shape draw:style-name="gr68" draw:text-style-name="P31" draw:layer="layout" svg:width="0.741cm" svg:height="0.368cm" svg:x="22.8cm" svg:y="11.74cm">
            <text:p/>
            <draw:enhanced-geometry svg:viewBox="0 0 21600 21600" draw:type="rectangle" draw:enhanced-path="M 0 0 L 21600 0 21600 21600 0 21600 0 0 Z N"/>
          </draw:custom-shape>
          <draw:custom-shape draw:style-name="gr69" draw:text-style-name="P31" draw:layer="layout" svg:width="0.74cm" svg:height="0.368cm" svg:x="24.08cm" svg:y="11.32cm">
            <text:p/>
            <draw:enhanced-geometry svg:viewBox="0 0 21600 21600" draw:type="rectangle" draw:enhanced-path="M 0 0 L 21600 0 21600 21600 0 21600 0 0 Z N"/>
          </draw:custom-shape>
          <draw:custom-shape draw:style-name="gr69" draw:text-style-name="P31" draw:layer="layout" svg:width="0.74cm" svg:height="0.368cm" svg:x="24.08cm" svg:y="12.16cm">
            <text:p/>
            <draw:enhanced-geometry svg:viewBox="0 0 21600 21600" draw:type="rectangle" draw:enhanced-path="M 0 0 L 21600 0 21600 21600 0 21600 0 0 Z N"/>
          </draw:custom-shape>
          <draw:custom-shape draw:style-name="gr68" draw:text-style-name="P31" draw:layer="layout" svg:width="0.741cm" svg:height="0.368cm" svg:x="25.359cm" svg:y="10.9cm">
            <text:p/>
            <draw:enhanced-geometry svg:viewBox="0 0 21600 21600" draw:type="rectangle" draw:enhanced-path="M 0 0 L 21600 0 21600 21600 0 21600 0 0 Z N"/>
          </draw:custom-shape>
          <draw:custom-shape draw:style-name="gr70" draw:text-style-name="P31" draw:layer="layout" svg:width="0.741cm" svg:height="0.367cm" svg:x="25.359cm" svg:y="11.478cm">
            <text:p/>
            <draw:enhanced-geometry svg:viewBox="0 0 21600 21600" draw:type="rectangle" draw:enhanced-path="M 0 0 L 21600 0 21600 21600 0 21600 0 0 Z N"/>
          </draw:custom-shape>
          <draw:custom-shape draw:style-name="gr68" draw:text-style-name="P31" draw:layer="layout" svg:width="0.741cm" svg:height="0.368cm" svg:x="25.359cm" svg:y="12.055cm">
            <text:p/>
            <draw:enhanced-geometry svg:viewBox="0 0 21600 21600" draw:type="rectangle" draw:enhanced-path="M 0 0 L 21600 0 21600 21600 0 21600 0 0 Z N"/>
          </draw:custom-shape>
          <draw:custom-shape draw:style-name="gr70" draw:text-style-name="P31" draw:layer="layout" svg:width="0.741cm" svg:height="0.367cm" svg:x="25.359cm" svg:y="12.633cm">
            <text:p/>
            <draw:enhanced-geometry svg:viewBox="0 0 21600 21600" draw:type="rectangle" draw:enhanced-path="M 0 0 L 21600 0 21600 21600 0 21600 0 0 Z N"/>
          </draw:custom-shape>
          <draw:line draw:style-name="gr71" draw:text-style-name="P8" draw:layer="layout" svg:x1="23.541cm" svg:y1="11.898cm" svg:x2="24.08cm" svg:y2="11.583cm">
            <text:p/>
          </draw:line>
          <draw:line draw:style-name="gr71" draw:text-style-name="P8" draw:layer="layout" svg:x1="23.541cm" svg:y1="12.003cm" svg:x2="24.08cm" svg:y2="12.371cm">
            <text:p/>
          </draw:line>
          <draw:line draw:style-name="gr71" draw:text-style-name="P8" draw:layer="layout" svg:x1="24.82cm" svg:y1="11.425cm" svg:x2="25.359cm" svg:y2="11.11cm">
            <text:p/>
          </draw:line>
          <draw:line draw:style-name="gr71" draw:text-style-name="P8" draw:layer="layout" svg:x1="24.82cm" svg:y1="12.318cm" svg:x2="25.359cm" svg:y2="12.213cm">
            <text:p/>
          </draw:line>
          <draw:line draw:style-name="gr71" draw:text-style-name="P8" draw:layer="layout" svg:x1="24.82cm" svg:y1="12.475cm" svg:x2="25.359cm" svg:y2="12.843cm">
            <text:p/>
          </draw:line>
          <draw:line draw:style-name="gr71" draw:text-style-name="P8" draw:layer="layout" svg:x1="24.82cm" svg:y1="11.583cm" svg:x2="25.359cm" svg:y2="11.688cm">
            <text:p/>
          </draw:line>
        </draw:g>
        <draw:g>
          <draw:custom-shape draw:style-name="gr68" draw:text-style-name="P31" draw:layer="layout" svg:width="0.741cm" svg:height="0.368cm" svg:x="22.8cm" svg:y="15.14cm">
            <text:p/>
            <draw:enhanced-geometry svg:viewBox="0 0 21600 21600" draw:type="rectangle" draw:enhanced-path="M 0 0 L 21600 0 21600 21600 0 21600 0 0 Z N"/>
          </draw:custom-shape>
          <draw:custom-shape draw:style-name="gr69" draw:text-style-name="P31" draw:layer="layout" svg:width="0.74cm" svg:height="0.368cm" svg:x="24.08cm" svg:y="14.72cm">
            <text:p/>
            <draw:enhanced-geometry svg:viewBox="0 0 21600 21600" draw:type="rectangle" draw:enhanced-path="M 0 0 L 21600 0 21600 21600 0 21600 0 0 Z N"/>
          </draw:custom-shape>
          <draw:custom-shape draw:style-name="gr69" draw:text-style-name="P31" draw:layer="layout" svg:width="0.74cm" svg:height="0.368cm" svg:x="24.08cm" svg:y="15.56cm">
            <text:p/>
            <draw:enhanced-geometry svg:viewBox="0 0 21600 21600" draw:type="rectangle" draw:enhanced-path="M 0 0 L 21600 0 21600 21600 0 21600 0 0 Z N"/>
          </draw:custom-shape>
          <draw:custom-shape draw:style-name="gr68" draw:text-style-name="P31" draw:layer="layout" svg:width="0.741cm" svg:height="0.368cm" svg:x="25.359cm" svg:y="14.3cm">
            <text:p/>
            <draw:enhanced-geometry svg:viewBox="0 0 21600 21600" draw:type="rectangle" draw:enhanced-path="M 0 0 L 21600 0 21600 21600 0 21600 0 0 Z N"/>
          </draw:custom-shape>
          <draw:custom-shape draw:style-name="gr70" draw:text-style-name="P31" draw:layer="layout" svg:width="0.741cm" svg:height="0.367cm" svg:x="25.359cm" svg:y="14.878cm">
            <text:p/>
            <draw:enhanced-geometry svg:viewBox="0 0 21600 21600" draw:type="rectangle" draw:enhanced-path="M 0 0 L 21600 0 21600 21600 0 21600 0 0 Z N"/>
          </draw:custom-shape>
          <draw:custom-shape draw:style-name="gr68" draw:text-style-name="P31" draw:layer="layout" svg:width="0.741cm" svg:height="0.368cm" svg:x="25.359cm" svg:y="15.455cm">
            <text:p/>
            <draw:enhanced-geometry svg:viewBox="0 0 21600 21600" draw:type="rectangle" draw:enhanced-path="M 0 0 L 21600 0 21600 21600 0 21600 0 0 Z N"/>
          </draw:custom-shape>
          <draw:custom-shape draw:style-name="gr70" draw:text-style-name="P31" draw:layer="layout" svg:width="0.741cm" svg:height="0.367cm" svg:x="25.359cm" svg:y="16.033cm">
            <text:p/>
            <draw:enhanced-geometry svg:viewBox="0 0 21600 21600" draw:type="rectangle" draw:enhanced-path="M 0 0 L 21600 0 21600 21600 0 21600 0 0 Z N"/>
          </draw:custom-shape>
          <draw:line draw:style-name="gr71" draw:text-style-name="P8" draw:layer="layout" svg:x1="23.541cm" svg:y1="15.298cm" svg:x2="24.08cm" svg:y2="14.983cm">
            <text:p/>
          </draw:line>
          <draw:line draw:style-name="gr71" draw:text-style-name="P8" draw:layer="layout" svg:x1="23.541cm" svg:y1="15.403cm" svg:x2="24.08cm" svg:y2="15.771cm">
            <text:p/>
          </draw:line>
          <draw:line draw:style-name="gr71" draw:text-style-name="P8" draw:layer="layout" svg:x1="24.82cm" svg:y1="14.825cm" svg:x2="25.359cm" svg:y2="14.51cm">
            <text:p/>
          </draw:line>
          <draw:line draw:style-name="gr71" draw:text-style-name="P8" draw:layer="layout" svg:x1="24.82cm" svg:y1="15.718cm" svg:x2="25.359cm" svg:y2="15.613cm">
            <text:p/>
          </draw:line>
          <draw:line draw:style-name="gr71" draw:text-style-name="P8" draw:layer="layout" svg:x1="24.82cm" svg:y1="15.875cm" svg:x2="25.359cm" svg:y2="16.243cm">
            <text:p/>
          </draw:line>
          <draw:line draw:style-name="gr71" draw:text-style-name="P8" draw:layer="layout" svg:x1="24.82cm" svg:y1="14.983cm" svg:x2="25.359cm" svg:y2="15.088cm">
            <text:p/>
          </draw:line>
        </draw:g>
      </draw:page>
      <draw:page draw:name="page7" draw:style-name="dp1" draw:master-page-name="Standard">
        <draw:custom-shape draw:style-name="gr61" draw:text-style-name="P5" draw:layer="layout" svg:width="27.7cm" svg:height="18.098cm" svg:x="1cm" svg:y="1.801cm">
          <text:p text:style-name="P1"><text:span text:style-name="T19">Nodefony Dependency Injections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6" draw:layer="layout" svg:width="8.5cm" svg:height="11.2cm" svg:x="2.1cm" svg:y="5.7cm">
          <text:p text:style-name="P1"><text:span text:style-name="T4">KERNEL</text:span></text:p>
          <text:p text:style-name="P1"><text:span text:style-name="T4">SERVICES CONTAINER</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8.1cm">
          <text:p text:style-name="P1"><text:span text:style-name="T4">Servic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5" draw:text-style-name="P28" draw:layer="layout" svg:width="3.6cm" svg:height="1.4cm" svg:x="4.5cm" svg:y="10.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4.5cm" svg:y="12.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7" draw:layer="layout" svg:width="5.9cm" svg:height="10.9cm" svg:x="11.8cm" svg:y="5.9cm">
          <text:p text:style-name="P1"><text:span text:style-name="T4"/></text:p>
          <text:p text:style-name="P1"><text:span text:style-name="T4"/></text:p>
          <text:p text:style-name="P1"><text:span text:style-name="T4"/></text:p>
          <text:p text:style-name="P1"><text:span text:style-name="T4">Injection Service</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1" draw:layer="layout" svg:width="9.1cm" svg:height="11.2cm" svg:x="18.6cm" svg:y="5.7cm">
          <text:p text:style-name="P1"><text:span text:style-name="T4"/></text:p>
          <text:p text:style-name="P1"><text:span text:style-name="T4">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 draw:layer="layout" svg:width="4.5cm" svg:height="8cm" svg:x="18.9cm" svg:y="7.8cm">
          <text:p text:style-name="P1"><text:span text:style-name="T4"/></text:p>
          <text:p text:style-name="P1"><text:span text:style-name="T4">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7" draw:layer="layout" svg:width="3.399cm" svg:height="3.499cm" svg:x="23.701cm" svg:y="8.001cm">
          <text:p text:style-name="P1"><text:span text:style-name="T4"/></text:p>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14.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7cm" svg:y="10.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8cm" svg:y="12.4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8" draw:layer="layout" svg:x1="8.3cm" svg:y1="10.9cm" svg:x2="19.8cm" svg:y2="10.9cm">
          <text:p/>
        </draw:line>
        <draw:line draw:style-name="gr78" draw:text-style-name="P8" draw:layer="layout" svg:x1="8.3cm" svg:y1="12.9cm" svg:x2="19.8cm" svg:y2="12.9cm">
          <text:p/>
        </draw:line>
        <draw:custom-shape draw:style-name="gr79" draw:text-style-name="P7" draw:layer="layout" svg:width="2.999cm" svg:height="3.499cm" svg:x="23.9cm" svg:y="12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SYSLOG</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custom-shape draw:style-name="gr80" draw:text-style-name="P16" draw:layer="layout" svg:width="4.097cm" svg:height="11.741cm" svg:x="4.191cm" svg:y="4.609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1" draw:layer="layout" svg:width="3.345cm" svg:height="1.1cm" svg:x="4.576cm" svg:y="6.719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1" draw:layer="layout" svg:width="3.345cm" svg:height="1.102cm" svg:x="4.576cm" svg:y="8.094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76cm" svg:y="9.47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2cm" svg:y="12.772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draw:layer="layout" svg:width="3.345cm" svg:height="1.1cm" svg:x="4.576cm" svg:y="14.332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0" draw:layer="layout" svg:width="15.259cm" svg:height="13.3cm" svg:x="9.403cm" svg:y="3.6cm">
          <text:p text:style-name="P1"><text:span text:style-name="T8">HTTP KERNEL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19" draw:layer="layout" svg:width="2.267cm" svg:height="1.193cm" svg:x="1.485cm" svg:y="7.819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6" draw:text-style-name="P7" draw:layer="layout" svg:width="12.904cm" svg:height="4.861cm" svg:x="10.406cm" svg:y="5.71cm">
          <text:p text:style-name="P1"><text:span text:style-name="T4">Service Context Http</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7" draw:layer="layout" svg:width="12.905cm" svg:height="4.862cm" svg:x="10.389cm" svg:y="11.458cm">
          <text:p text:style-name="P1"><text:span text:style-name="T4">Service Context Websocket</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2" draw:layer="layout" svg:width="2.267cm" svg:height="0.551cm" svg:x="8.27cm" svg:y="8.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34" draw:layer="layout" svg:width="3.312cm" svg:height="2.292cm" svg:x="11.323cm" svg:y="7.361cm">
          <text:p text:style-name="P33"><text:span text:style-name="T18">Request</text:span></text:p>
          <draw:enhanced-geometry svg:viewBox="0 0 21600 21600" draw:type="rectangle" draw:enhanced-path="M 0 0 L 21600 0 21600 21600 0 21600 0 0 Z N"/>
        </draw:custom-shape>
        <draw:custom-shape draw:style-name="gr90" draw:text-style-name="P34" draw:layer="layout" svg:width="3.313cm" svg:height="2.385cm" svg:x="18.825cm" svg:y="7.361cm">
          <text:p text:style-name="P33"><text:span text:style-name="T18">Response</text:span></text:p>
          <draw:enhanced-geometry svg:viewBox="0 0 21600 21600" draw:type="rectangle" draw:enhanced-path="M 0 0 L 21600 0 21600 21600 0 21600 0 0 Z N"/>
        </draw:custom-shape>
        <draw:custom-shape draw:style-name="gr91" draw:text-style-name="P35" draw:layer="layout" svg:width="2.703cm" svg:height="3.394cm" svg:x="15.469cm" svg:y="6.902cm">
          <text:p text:style-name="P1">Events</text:p>
          <draw:enhanced-geometry svg:viewBox="0 0 21600 21600" draw:type="rectangle" draw:enhanced-path="M 0 0 L 21600 0 21600 21600 0 21600 0 0 Z N"/>
        </draw:custom-shape>
        <draw:custom-shape draw:style-name="gr92" draw:text-style-name="P32" draw:layer="layout" svg:width="3.515cm" svg:height="0.55cm" svg:x="22.138cm" svg:y="8.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7cm" svg:height="1.193cm" svg:x="25.653cm" svg:y="7.81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19" draw:layer="layout" svg:width="2.267cm" svg:height="1.192cm" svg:x="1.485cm" svg:y="13.598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4" draw:text-style-name="P32" draw:layer="layout" svg:width="3.514cm" svg:height="0.551cm" svg:x="22.048cm" svg:y="13.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8cm" svg:height="1.193cm" svg:x="25.562cm" svg:y="13.41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32" draw:layer="layout" svg:width="2.267cm" svg:height="0.55cm" svg:x="8.258cm" svg:y="13.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34" draw:layer="layout" svg:width="3.314cm" svg:height="2.293cm" svg:x="11.232cm" svg:y="12.956cm">
          <text:p text:style-name="P33"><text:span text:style-name="T18">Request</text:span></text:p>
          <draw:enhanced-geometry svg:viewBox="0 0 21600 21600" draw:type="rectangle" draw:enhanced-path="M 0 0 L 21600 0 21600 21600 0 21600 0 0 Z N"/>
        </draw:custom-shape>
        <draw:custom-shape draw:style-name="gr90" draw:text-style-name="P34" draw:layer="layout" svg:width="3.313cm" svg:height="2.385cm" svg:x="18.735cm" svg:y="12.956cm">
          <text:p text:style-name="P33"><text:span text:style-name="T18">Response</text:span></text:p>
          <draw:enhanced-geometry svg:viewBox="0 0 21600 21600" draw:type="rectangle" draw:enhanced-path="M 0 0 L 21600 0 21600 21600 0 21600 0 0 Z N"/>
        </draw:custom-shape>
        <draw:custom-shape draw:style-name="gr96" draw:text-style-name="P35" draw:layer="layout" svg:width="2.703cm" svg:height="3.393cm" svg:x="15.379cm" svg:y="12.498cm">
          <text:p text:style-name="P1">Event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ine_20_with_20_Fine_20_Dots" svg:stroke-width="0cm" svg:stroke-color="#3465a4" draw:marker-start-width="0.2cm" draw:marker-start-center="false" draw:marker-end-width="0.2cm" draw:marker-end-center="false" draw:fill="solid" draw:fill-color="#729fcf" draw:textarea-horizontal-align="justify" draw:auto-grow-width="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1:44:10.656148241</meta:creation-date>
    <dc:date>2019-04-02T16:59:41.404644085</dc:date>
    <meta:editing-duration>P9DT5H54M6S</meta:editing-duration>
    <meta:editing-cycles>16</meta:editing-cycles>
    <meta:generator>LibreOffice/6.1.5.2$MacOSX_X86_64 LibreOffice_project/90f8dcf33c87b3705e78202e3df5142b201bd805</meta:generator>
    <meta:document-statistic meta:object-count="197"/>
  </office:meta>
</office:document-meta>
</file>